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8221" officeooo:paragraph-rsid="00098221"/>
    </style:style>
    <style:style style:name="P2" style:family="paragraph" style:parent-style-name="Standard">
      <style:text-properties officeooo:rsid="00099f23" officeooo:paragraph-rsid="00099f23"/>
    </style:style>
    <style:style style:name="P3" style:family="paragraph" style:parent-style-name="Standard">
      <style:text-properties officeooo:rsid="000b30a0" officeooo:paragraph-rsid="000b30a0"/>
    </style:style>
    <style:style style:name="P4" style:family="paragraph" style:parent-style-name="Standard">
      <style:text-properties officeooo:rsid="001cd2f8" officeooo:paragraph-rsid="000b30a0"/>
    </style:style>
    <style:style style:name="P5" style:family="paragraph" style:parent-style-name="Standard">
      <style:text-properties officeooo:rsid="000bf190" officeooo:paragraph-rsid="000bf190"/>
    </style:style>
    <style:style style:name="P6" style:family="paragraph" style:parent-style-name="Standard">
      <style:text-properties officeooo:rsid="000cf8bd" officeooo:paragraph-rsid="000cf8bd"/>
    </style:style>
    <style:style style:name="T1" style:family="text">
      <style:text-properties officeooo:rsid="000c4c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PWHsim Tips and Tricks</text:p>
      <text:p text:style-name="P1"/>
      <text:p text:style-name="P2">Additional Features</text:p>
      <text:p text:style-name="P2"><text:tab/>interior space temperature depression, for single zone models</text:p>
      <text:p text:style-name="P2"/>
      <text:p text:style-name="P3">setting verbosity, callback function</text:p>
      <text:p text:style-name="P3"/>
      <text:p text:style-name="P3"/>
      <text:p text:style-name="P6">explain hysteresis</text:p>
      <text:p text:style-name="P3"/>
      <text:p text:style-name="P4">Failure</text:p>
      <text:p text:style-name="P4"><text:tab/>Causes</text:p>
      <text:p text:style-name="P4"><text:tab/>To Fix - Reset simulation</text:p>
      <text:p text:style-name="P4"><text:tab/><text:span text:style-name="T1">HPWH_ABORT return – some failures ok, like NthHeatSource checks</text:span></text:p>
      <text:p text:style-name="P4"/>
      <text:p text:style-name="P5">resetTankTem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6T17:24:12.846198158</meta:creation-date>
    <dc:date>2016-02-19T18:11:28.278198160</dc:date>
    <meta:editing-duration>PT51M45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1" meta:paragraph-count="10" meta:word-count="36" meta:character-count="275" meta:non-whitespace-character-count="244"/>
  </office:meta>
</office:document-meta>
</file>